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officeooo:rsid="001853e7" officeooo:paragraph-rsid="001853e7"/>
    </style:style>
    <style:style style:name="P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853e7" officeooo:paragraph-rsid="001853e7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 fo:font-weight="normal"/>
    </style:style>
    <style:style style:name="T5" style:family="text">
      <style:text-properties fo:color="#d7ba7d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size="10.5pt" fo:font-weight="normal"/>
    </style:style>
    <style:style style:name="T8" style:family="text">
      <style:text-properties fo:color="#b5cea8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/>
    </style:style>
    <style:style style:name="T11" style:family="text">
      <style:text-properties style:font-name="Droid Sans Mono" fo:font-size="10.5pt" fo:font-weight="normal"/>
    </style:style>
    <style:style style:name="T12" style:family="text">
      <style:text-properties fo:color="#4ec9b0" style:font-name="Droid Sans Mono" fo:font-size="10.5pt" fo:font-weight="normal"/>
    </style:style>
    <style:style style:name="T13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style</text:span><text:span text:style-name="T1">&gt;</text:span></text:p>
      <text:p text:style-name="P1"><text:span text:style-name="T5">input</text:span>[<text:span text:style-name="T3">type</text:span>=<text:span text:style-name="T6">text</text:span>], <text:span text:style-name="T5">input</text:span>[<text:span text:style-name="T3">type</text:span>=<text:span text:style-name="T6">number</text:span>] {</text:p>
      <text:p text:style-name="P1"><text:span text:style-name="T3">width</text:span>: <text:span text:style-name="T8">100%</text:span>;</text:p>
      <text:p text:style-name="P1"><text:span text:style-name="T3">padding</text:span>: <text:span text:style-name="T8">15px</text:span>;</text:p>
      <text:p text:style-name="P1"><text:span text:style-name="T3">margin</text:span>: <text:span text:style-name="T8">5px</text:span> <text:span text:style-name="T8">0</text:span> <text:span text:style-name="T8">22px</text:span> <text:span text:style-name="T8">0</text:span>;</text:p>
      <text:p text:style-name="P1"><text:span text:style-name="T3">display</text:span>: <text:span text:style-name="T6">inline-block</text:span>;</text:p>
      <text:p text:style-name="P1"><text:span text:style-name="T3">border</text:span>: <text:span text:style-name="T6">none</text:span>;</text:p>
      <text:p text:style-name="P1"><text:span text:style-name="T3">background</text:span>: <text:span text:style-name="T6">#f1f1f1</text:span>;</text:p>
      <text:p text:style-name="P1">}</text:p>
      <text:p text:style-name="P1"><text:span text:style-name="T1">&lt;/</text:span><text:span text:style-name="T2">style</text:span><text:span text:style-name="T1">&gt;</text:span></text:p>
      <text:p text:style-name="P1"><text:span text:style-name="T1">&lt;</text:span><text:span text:style-name="T2">script</text:span><text:span text:style-name="T1">&gt;</text:span></text:p>
      <text:p text:style-name="P1"><text:span text:style-name="T2">function</text:span> <text:span text:style-name="T9">showTable</text:span>() {</text:p>
      <text:p text:style-name="P1"><text:span text:style-name="T2">var</text:span> <text:span text:style-name="T3">id</text:span>;</text:p>
      <text:p text:style-name="P2">        <text:span text:style-name="T4">id</text:span><text:span text:style-name="T11">=</text:span><text:span text:style-name="T12">Number</text:span><text:span text:style-name="T11">(</text:span><text:span text:style-name="T4">document</text:span><text:span text:style-name="T11">.</text:span><text:span text:style-name="T10">getElementById</text:span><text:span text:style-name="T11">(</text:span><text:span text:style-name="T7">'id'</text:span><text:span text:style-name="T11">).</text:span><text:span text:style-name="T4">value</text:span><text:span text:style-name="T11">);</text:span></text:p>
      <text:p text:style-name="P1"><text:span text:style-name="T2">var</text:span> <text:span text:style-name="T3">table</text:span> = <text:span text:style-name="T3">document</text:span>.<text:span text:style-name="T9">getElementById</text:span>(<text:span text:style-name="T6">"myTable"</text:span>);</text:p>
      <text:p text:style-name="P1"><text:span text:style-name="T2">var</text:span> <text:span text:style-name="T3">row</text:span> = <text:span text:style-name="T3">table</text:span>.<text:span text:style-name="T9">insertRow</text:span>(<text:span text:style-name="T8">0</text:span>);</text:p>
      <text:p text:style-name="P1"><text:span text:style-name="T2">var</text:span> <text:span text:style-name="T3">cell1</text:span> = <text:span text:style-name="T3">row</text:span>.<text:span text:style-name="T9">insertCell</text:span>(<text:span text:style-name="T8">0</text:span>);</text:p>
      <text:p text:style-name="P1"><text:span text:style-name="T3">cell1</text:span>.<text:span text:style-name="T3">innerHTML</text:span> = <text:span text:style-name="T3">id</text:span>;</text:p>
      <text:p text:style-name="P1"><text:span text:style-name="T2">var</text:span> <text:span text:style-name="T3">cell2</text:span>= <text:span text:style-name="T3">row</text:span>.<text:span text:style-name="T9">insertCell</text:span>(<text:span text:style-name="T8">1</text:span>);</text:p>
      <text:p text:style-name="P1"><text:span text:style-name="T3">cell2</text:span>.<text:span text:style-name="T3">innerHTML</text:span> = <text:span text:style-name="T3">id</text:span>;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form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h1</text:span><text:span text:style-name="T1">&gt;</text:span>Employee Record<text:span text:style-name="T1">&lt;/</text:span><text:span text:style-name="T2">h1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6">"id"</text:span><text:span text:style-name="T1">&gt;&lt;</text:span><text:span text:style-name="T2">b</text:span><text:span text:style-name="T1">&gt;</text:span>Id<text:span text:style-name="T1">&lt;/</text:span><text:span text:style-name="T2">b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6">"number"</text:span> <text:span text:style-name="T3">placeholder</text:span>=<text:span text:style-name="T6">"Enter Id"</text:span> <text:span text:style-name="T3">id</text:span>=<text:span text:style-name="T6">"id"</text:span> <text:span text:style-name="T3">required</text:span><text:span text:style-name="T1">&gt;</text:span></text:p>
      <text:p text:style-name="P3"/>
      <text:p text:style-name="P1"><text:span text:style-name="T1">&lt;</text:span><text:span text:style-name="T2">button</text:span> <text:span text:style-name="T3">type</text:span>=<text:span text:style-name="T6">"button"</text:span> <text:span text:style-name="T3">onclick</text:span>=<text:span text:style-name="T6">"</text:span><text:span text:style-name="T9">showTable</text:span><text:span text:style-name="T6">()"</text:span><text:span text:style-name="T1">&gt;</text:span>submit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form</text:span><text:span text:style-name="T1">&gt;</text:span></text:p>
      <text:p text:style-name="P1"><text:span text:style-name="T1">&lt;</text:span><text:span text:style-name="T2">table</text:span> <text:span text:style-name="T3">id</text:span>=<text:span text:style-name="T6">"myTable"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</text:p>
      <text:p text:style-name="P1">ID</text:p>
      <text:p text:style-name="P1">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</text:p>
      <text:p text:style-name="P1">ID</text:p>
      <text:p text:style-name="P1">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oft-page-break/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3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><text:s text:c="3"/></text:p>
      <text:p text:style-name="Standard"/>
      <text:p text:style-name="Standard"/>
      <text:p text:style-name="P4">Next Code:</text:p>
      <text:p text:style-name="P4"/>
      <text:p text:style-name="P6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3"/>
      <text:p text:style-name="P1"><text:span text:style-name="T1">&lt;</text:span><text:span text:style-name="T2">style</text:span><text:span text:style-name="T1">&gt;</text:span></text:p>
      <text:p text:style-name="P1"><text:span text:style-name="T5">body</text:span> {</text:p>
      <text:p text:style-name="P1"><text:span text:style-name="T3">font-family</text:span>: <text:span text:style-name="T6">Arial</text:span>, <text:span text:style-name="T6">Helvetica</text:span>, <text:span text:style-name="T6">sans-serif</text:span>;</text:p>
      <text:p text:style-name="P1"><text:span text:style-name="T3">background-color</text:span>:<text:span text:style-name="T6">green</text:span>;</text:p>
      <text:p text:style-name="P1">}</text:p>
      <text:p text:style-name="P1"><text:span text:style-name="T2">*</text:span> {</text:p>
      <text:p text:style-name="P1"><text:span text:style-name="T3">box-sizing</text:span>: <text:span text:style-name="T6">border-box</text:span>;</text:p>
      <text:p text:style-name="P1">}</text:p>
      <text:p text:style-name="P3"/>
      <text:p text:style-name="P1"><text:span text:style-name="T5">input</text:span>[<text:span text:style-name="T3">type</text:span>=<text:span text:style-name="T6">text</text:span>],[<text:span text:style-name="T3">type</text:span>=<text:span text:style-name="T6">email</text:span>]{</text:p>
      <text:p text:style-name="P1"><text:span text:style-name="T3">width</text:span>: <text:span text:style-name="T8">100%</text:span>;</text:p>
      <text:p text:style-name="P1"><text:span text:style-name="T3">padding</text:span>: <text:span text:style-name="T8">12px</text:span>;</text:p>
      <text:p text:style-name="P1"><text:span text:style-name="T3">border</text:span>: <text:span text:style-name="T8">1px</text:span> <text:span text:style-name="T6">solid</text:span> <text:span text:style-name="T6">#ccc</text:span>;</text:p>
      <text:p text:style-name="P1"><text:span text:style-name="T3">border-radius</text:span>: <text:span text:style-name="T8">4px</text:span>;</text:p>
      <text:p text:style-name="P1"><text:span text:style-name="T3">resize</text:span>: <text:span text:style-name="T6">vertical</text:span>;</text:p>
      <text:p text:style-name="P1">}</text:p>
      <text:p text:style-name="P3"/>
      <text:p text:style-name="P1"><text:span text:style-name="T5">label</text:span> {</text:p>
      <text:p text:style-name="P1"><text:span text:style-name="T3">padding</text:span>: <text:span text:style-name="T8">12px</text:span> <text:span text:style-name="T8">12px</text:span> <text:span text:style-name="T8">12px</text:span> <text:span text:style-name="T8">0</text:span>;</text:p>
      <text:p text:style-name="P1"><text:span text:style-name="T3">display</text:span>: <text:span text:style-name="T6">inline-block</text:span>;</text:p>
      <text:p text:style-name="P1">}</text:p>
      <text:p text:style-name="P3"/>
      <text:p text:style-name="P1"><text:span text:style-name="T5">button</text:span>[<text:span text:style-name="T3">type</text:span>=<text:span text:style-name="T6">button</text:span>] {</text:p>
      <text:p text:style-name="P1"><text:span text:style-name="T3">background-color</text:span>: <text:span text:style-name="T6">#4CAF50</text:span>;</text:p>
      <text:p text:style-name="P1"><text:span text:style-name="T3">color</text:span>: <text:span text:style-name="T6">white</text:span>;</text:p>
      <text:p text:style-name="P1"><text:span text:style-name="T3">padding</text:span>: <text:span text:style-name="T8">12px</text:span> <text:span text:style-name="T8">20px</text:span>;</text:p>
      <text:p text:style-name="P1">}</text:p>
      <text:p text:style-name="P10"><text:line-break/></text:p>
      <text:p text:style-name="P1"><text:soft-page-break/><text:span text:style-name="T5">.container</text:span> {</text:p>
      <text:p text:style-name="P1"><text:span text:style-name="T3">border-radius</text:span>: <text:span text:style-name="T8">5px</text:span>;</text:p>
      <text:p text:style-name="P1"><text:span text:style-name="T3">background-color</text:span>: <text:span text:style-name="T6">#f2f2f2</text:span>;</text:p>
      <text:p text:style-name="P1"><text:span text:style-name="T3">padding</text:span>: <text:span text:style-name="T8">20px</text:span>;</text:p>
      <text:p text:style-name="P1"><text:span text:style-name="T3">margin</text:span>:<text:span text:style-name="T8">20px</text:span>;</text:p>
      <text:p text:style-name="P1"><text:span text:style-name="T3">width</text:span>:<text:span text:style-name="T8">60%</text:span>;</text:p>
      <text:p text:style-name="P1">}</text:p>
      <text:p text:style-name="P3"/>
      <text:p text:style-name="P1"><text:span text:style-name="T5">.col-25</text:span> {</text:p>
      <text:p text:style-name="P1"><text:span text:style-name="T3">float</text:span>: <text:span text:style-name="T6">left</text:span>;</text:p>
      <text:p text:style-name="P1"><text:span text:style-name="T3">width</text:span>: <text:span text:style-name="T8">20%</text:span>;</text:p>
      <text:p text:style-name="P1"><text:span text:style-name="T3">margin-top</text:span>: <text:span text:style-name="T8">6px</text:span>;</text:p>
      <text:p text:style-name="P1">}</text:p>
      <text:p text:style-name="P3"/>
      <text:p text:style-name="P1"><text:span text:style-name="T5">.col-75</text:span> {</text:p>
      <text:p text:style-name="P1"><text:span text:style-name="T3">float</text:span>: <text:span text:style-name="T6">left</text:span>;</text:p>
      <text:p text:style-name="P1"><text:span text:style-name="T3">width</text:span>: <text:span text:style-name="T8">30%</text:span>;</text:p>
      <text:p text:style-name="P1"><text:span text:style-name="T3">margin-top</text:span>: <text:span text:style-name="T8">6px</text:span>;</text:p>
      <text:p text:style-name="P1">}</text:p>
      <text:p text:style-name="P3"/>
      <text:p text:style-name="P8">/* Clear floats after the columns */</text:p>
      <text:p text:style-name="P1"><text:span text:style-name="T5">.row:after</text:span> {</text:p>
      <text:p text:style-name="P1"><text:span text:style-name="T3">content</text:span>: <text:span text:style-name="T6">""</text:span>;</text:p>
      <text:p text:style-name="P1"><text:span text:style-name="T3">display</text:span>: <text:span text:style-name="T6">table</text:span>;</text:p>
      <text:p text:style-name="P1"><text:span text:style-name="T3">clear</text:span>: <text:span text:style-name="T6">both</text:span>;</text:p>
      <text:p text:style-name="P1">}</text:p>
      <text:p text:style-name="P3"/>
      <text:p text:style-name="P8">/* Responsive layout - when the screen is less than 600px wide, make the two columns stack on top of each other instead of next to each other */</text:p>
      <text:p text:style-name="P1"><text:span text:style-name="T13">@media</text:span> <text:span text:style-name="T6">screen</text:span> and (<text:span text:style-name="T3">max-width</text:span>: <text:span text:style-name="T8">600px</text:span>) {</text:p>
      <text:p text:style-name="P1"><text:span text:style-name="T5">.col-25</text:span>, <text:span text:style-name="T5">.col-75</text:span>, <text:span text:style-name="T5">input</text:span>[<text:span text:style-name="T3">type</text:span>=<text:span text:style-name="T6">submit</text:span>] {</text:p>
      <text:p text:style-name="P1"><text:span text:style-name="T3">width</text:span>: <text:span text:style-name="T8">100%</text:span>;</text:p>
      <text:p text:style-name="P1"><text:span text:style-name="T3">margin-top</text:span>: <text:span text:style-name="T8">0</text:span>;</text:p>
      <text:p text:style-name="P1">}</text:p>
      <text:p text:style-name="P1">}</text:p>
      <text:p text:style-name="P1"><text:span text:style-name="T1">&lt;/</text:span><text:span text:style-name="T2">style</text:span><text:span text:style-name="T1">&gt;</text:span></text:p>
      <text:p text:style-name="P1"><text:span text:style-name="T1">&lt;</text:span><text:span text:style-name="T2">script</text:span><text:span text:style-name="T1">&gt;</text:span></text:p>
      <text:p text:style-name="P1"><text:span text:style-name="T2">function</text:span> <text:span text:style-name="T9">showTable</text:span>() {</text:p>
      <text:p text:style-name="P1"><text:span text:style-name="T2">var</text:span> <text:span text:style-name="T3">id</text:span>;</text:p>
      <text:p text:style-name="P2">        <text:span text:style-name="T4">id</text:span><text:span text:style-name="T11">=</text:span><text:span text:style-name="T12">Number</text:span><text:span text:style-name="T11">(</text:span><text:span text:style-name="T4">document</text:span><text:span text:style-name="T11">.</text:span><text:span text:style-name="T10">getElementById</text:span><text:span text:style-name="T11">(</text:span><text:span text:style-name="T7">'id'</text:span><text:span text:style-name="T11">).</text:span><text:span text:style-name="T4">value</text:span><text:span text:style-name="T11">);</text:span></text:p>
      <text:p text:style-name="P1"><text:span text:style-name="T2">var</text:span> <text:span text:style-name="T3">table</text:span> = <text:span text:style-name="T3">document</text:span>.<text:span text:style-name="T9">getElementById</text:span>(<text:span text:style-name="T6">"myTable"</text:span>);</text:p>
      <text:p text:style-name="P1"><text:span text:style-name="T2">var</text:span> <text:span text:style-name="T3">row</text:span> = <text:span text:style-name="T3">table</text:span>.<text:span text:style-name="T9">insertRow</text:span>(<text:span text:style-name="T8">0</text:span>);</text:p>
      <text:p text:style-name="P1"><text:span text:style-name="T2">var</text:span> <text:span text:style-name="T3">cell1</text:span> = <text:span text:style-name="T3">row</text:span>.<text:span text:style-name="T9">insertCell</text:span>(<text:span text:style-name="T8">0</text:span>);</text:p>
      <text:p text:style-name="P1"><text:span text:style-name="T3">cell1</text:span>.<text:span text:style-name="T3">innerHTML</text:span> = <text:span text:style-name="T3">id</text:span>;</text:p>
      <text:p text:style-name="P1"><text:span text:style-name="T2">var</text:span> <text:span text:style-name="T3">name</text:span>;</text:p>
      <text:p text:style-name="P2">        <text:span text:style-name="T4">name</text:span><text:span text:style-name="T11">=</text:span><text:span text:style-name="T12">Number</text:span><text:span text:style-name="T11">(</text:span><text:span text:style-name="T4">document</text:span><text:span text:style-name="T11">.</text:span><text:span text:style-name="T10">getElementById</text:span><text:span text:style-name="T11">(</text:span><text:span text:style-name="T7">'name'</text:span><text:span text:style-name="T11">).</text:span><text:span text:style-name="T4">value</text:span><text:span text:style-name="T11">);</text:span></text:p>
      <text:p text:style-name="P1"><text:span text:style-name="T2">var</text:span> <text:span text:style-name="T3">table</text:span> = <text:span text:style-name="T3">document</text:span>.<text:span text:style-name="T9">getElementById</text:span>(<text:span text:style-name="T6">"myTable"</text:span>);</text:p>
      <text:p text:style-name="P1"><text:soft-page-break/><text:span text:style-name="T2">var</text:span> <text:span text:style-name="T3">row</text:span> = <text:span text:style-name="T3">table</text:span>.<text:span text:style-name="T9">insertRow</text:span>(<text:span text:style-name="T8">0</text:span>);</text:p>
      <text:p text:style-name="P1"><text:span text:style-name="T2">var</text:span> <text:span text:style-name="T3">cell2</text:span> = <text:span text:style-name="T3">row</text:span>.<text:span text:style-name="T9">insertCell</text:span>(<text:span text:style-name="T8">1</text:span>);</text:p>
      <text:p text:style-name="P1"><text:span text:style-name="T3">cell2</text:span>.<text:span text:style-name="T3">innerHTML</text:span> = <text:span text:style-name="T3">name</text:span>;</text:p>
      <text:p text:style-name="P1"><text:span text:style-name="T2">var</text:span> <text:span text:style-name="T3">city</text:span>;</text:p>
      <text:p text:style-name="P2">        <text:span text:style-name="T4">city</text:span><text:span text:style-name="T11">=</text:span><text:span text:style-name="T12">Number</text:span><text:span text:style-name="T11">(</text:span><text:span text:style-name="T4">document</text:span><text:span text:style-name="T11">.</text:span><text:span text:style-name="T10">getElementById</text:span><text:span text:style-name="T11">(</text:span><text:span text:style-name="T7">'city'</text:span><text:span text:style-name="T11">).</text:span><text:span text:style-name="T4">value</text:span><text:span text:style-name="T11">);</text:span></text:p>
      <text:p text:style-name="P1"><text:span text:style-name="T2">var</text:span> <text:span text:style-name="T3">table</text:span> = <text:span text:style-name="T3">document</text:span>.<text:span text:style-name="T9">getElementById</text:span>(<text:span text:style-name="T6">"myTable"</text:span>);</text:p>
      <text:p text:style-name="P1"><text:span text:style-name="T2">var</text:span> <text:span text:style-name="T3">row</text:span> = <text:span text:style-name="T3">table</text:span>.<text:span text:style-name="T9">insertRow</text:span>(<text:span text:style-name="T8">0</text:span>);</text:p>
      <text:p text:style-name="P1"><text:span text:style-name="T2">var</text:span> <text:span text:style-name="T3">cell2</text:span> = <text:span text:style-name="T3">row</text:span>.<text:span text:style-name="T9">insertCell</text:span>(<text:span text:style-name="T8">2</text:span>);</text:p>
      <text:p text:style-name="P1"><text:span text:style-name="T3">cell1</text:span>.<text:span text:style-name="T3">innerHTML</text:span> = <text:span text:style-name="T3">city</text:span>;</text:p>
      <text:p text:style-name="P1"><text:span text:style-name="T2">var</text:span> <text:span text:style-name="T3">email</text:span>;</text:p>
      <text:p text:style-name="P2">        <text:span text:style-name="T4">email</text:span><text:span text:style-name="T11">=</text:span><text:span text:style-name="T12">Number</text:span><text:span text:style-name="T11">(</text:span><text:span text:style-name="T4">document</text:span><text:span text:style-name="T11">.</text:span><text:span text:style-name="T10">getElementById</text:span><text:span text:style-name="T11">(</text:span><text:span text:style-name="T7">'email'</text:span><text:span text:style-name="T11">).</text:span><text:span text:style-name="T4">value</text:span><text:span text:style-name="T11">);</text:span></text:p>
      <text:p text:style-name="P1"><text:span text:style-name="T2">var</text:span> <text:span text:style-name="T3">table</text:span> = <text:span text:style-name="T3">document</text:span>.<text:span text:style-name="T9">getElementById</text:span>(<text:span text:style-name="T6">"myTable"</text:span>);</text:p>
      <text:p text:style-name="P1"><text:span text:style-name="T2">var</text:span> <text:span text:style-name="T3">row</text:span> = <text:span text:style-name="T3">table</text:span>.<text:span text:style-name="T9">insertRow</text:span>(<text:span text:style-name="T8">0</text:span>);</text:p>
      <text:p text:style-name="P1"><text:span text:style-name="T2">var</text:span> <text:span text:style-name="T3">cell3</text:span> = <text:span text:style-name="T3">row</text:span>.<text:span text:style-name="T9">insertCell</text:span>(<text:span text:style-name="T8">3</text:span>);</text:p>
      <text:p text:style-name="P1"><text:span text:style-name="T3">cell3</text:span>.<text:span text:style-name="T3">innerHTML</text:span> = <text:span text:style-name="T3">email</text:span>;</text:p>
      <text:p text:style-name="P1">}</text:p>
      <text:p text:style-name="P1"><text:span text:style-name="T1">&lt;/</text:span><text:span text:style-name="T2">script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3"/>
      <text:p text:style-name="P1"><text:span text:style-name="T1">&lt;</text:span><text:span text:style-name="T2">h2</text:span><text:span text:style-name="T1">&gt;</text:span>Employee Form<text:span text:style-name="T1">&lt;/</text:span><text:span text:style-name="T2">h2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ntainer"</text:span><text:span text:style-name="T1">&gt;</text:span></text:p>
      <text:p text:style-name="P1"><text:span text:style-name="T1">&lt;</text:span><text:span text:style-name="T2">form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25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6">"id"</text:span><text:span text:style-name="T1">&gt;</text:span>Id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75"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6">"text"</text:span> <text:span text:style-name="T3">id</text:span>=<text:span text:style-name="T6">"id"</text:span> <text:span text:style-name="T3">placeholder</text:span>=<text:span text:style-name="T6">"Your Id"</text:span> <text:span text:style-name="T3">required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25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6">"name"</text:span><text:span text:style-name="T1">&gt;</text:span>Name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75"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6">"text"</text:span> <text:span text:style-name="T3">id</text:span>=<text:span text:style-name="T6">"name"</text:span> <text:span text:style-name="T3">placeholder</text:span>=<text:span text:style-name="T6">"Your Name"</text:span> <text:span text:style-name="T3">required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25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6">"city"</text:span><text:span text:style-name="T1">&gt;</text:span>City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75"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6">"text"</text:span> <text:span text:style-name="T3">id</text:span>=<text:span text:style-name="T6">"city"</text:span> <text:span text:style-name="T3">placeholder</text:span>=<text:span text:style-name="T6">"Your City"</text:span> <text:span text:style-name="T3">required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oft-page-break/><text:span text:style-name="T1">&lt;</text:span><text:span text:style-name="T2">div</text:span> <text:span text:style-name="T3">class</text:span>=<text:span text:style-name="T6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25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6">"email"</text:span><text:span text:style-name="T1">&gt;</text:span>Email<text:span text:style-name="T1">&lt;/</text:span><text:span text:style-name="T2">labe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75"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6">"email"</text:span> <text:span text:style-name="T3">id</text:span>=<text:span text:style-name="T6">"email"</text:span> <text:span text:style-name="T3">placeholder</text:span>=<text:span text:style-name="T6">"Your Email"</text:span> <text:span text:style-name="T3">required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row"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25"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l-75"</text:span><text:span text:style-name="T1">&gt;</text:span></text:p>
      <text:p text:style-name="P1"><text:span text:style-name="T1">&lt;</text:span><text:span text:style-name="T2">button</text:span> <text:span text:style-name="T3">type</text:span>=<text:span text:style-name="T6">"button"</text:span> <text:span text:style-name="T3">onclick</text:span>=<text:span text:style-name="T6">"</text:span><text:span text:style-name="T9">showTable</text:span><text:span text:style-name="T6">()"</text:span><text:span text:style-name="T1">&gt;</text:span>submit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 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6">"container"</text:span><text:span text:style-name="T1">&gt;</text:span></text:p>
      <text:p text:style-name="P1"><text:span text:style-name="T1">&lt;</text:span><text:span text:style-name="T2">table</text:span> <text:span text:style-name="T3">class</text:span>=<text:span text:style-name="T6">"myTable"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Id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am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city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Emai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2:48:50.068154235</meta:creation-date>
    <dc:date>2019-01-10T00:08:00.566800923</dc:date>
    <meta:editing-duration>PT1H8M3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206" meta:word-count="425" meta:character-count="3590" meta:non-whitespace-character-count="3324"/>
  </office:meta>
</office:document-meta>
</file>